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</office:automatic-styles>
  <office:body>
    <office:text text:use-soft-page-breaks="true">
      <text:p text:style-name="P1">&lt;!DOCTYPE html&gt;</text:p>
      <text:p text:style-name="Standard">&lt;html lang="de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Umzug und Transportdienst24&lt;/title&gt;</text:p>
      <text:p text:style-name="Standard"><text:s text:c="4"/>&lt;link rel="stylesheet"<text:s/>href="style.css"&gt;</text:p>
      <text:p text:style-name="Standard">&lt;/head&gt;</text:p>
      <text:p text:style-name="Standard">&lt;body&gt;</text:p>
      <text:p text:style-name="Standard"><text:s text:c="4"/>&lt;header&gt;</text:p>
      <text:p text:style-name="Standard"><text:s text:c="8"/>&lt;h1&gt;Umzug und Transportdienst24&lt;/h1&gt;</text:p>
      <text:p text:style-name="Standard"><text:s text:c="8"/>&lt;p&gt;Professionelle Umzugs- und Transportdienstleistungen&lt;/p&gt;</text:p>
      <text:p text:style-name="Standard"><text:s text:c="4"/>&lt;/header&gt;</text:p>
      <text:p text:style-name="Standard"><text:s text:c="4"/>&lt;div class="container"&gt;</text:p>
      <text:p text:style-name="Standard"><text:s text:c="8"/>&lt;section class="services"&gt;</text:p>
      <text:p text:style-name="Standard"><text:s text:c="12"/>&lt;div class="service"&gt;</text:p>
      <text:p text:style-name="Standard"><text:s text:c="16"/>&lt;h2&gt;Transportdienst&lt;/h2&gt;</text:p>
      <text:p text:style-name="Standard"><text:s text:c="16"/>&lt;p&gt;Wir bieten schnelle und sichere Transportdienstleistungen. Wir sind für lokale und nationale Transporte verfügbar.&lt;/p&gt;</text:p>
      <text:p text:style-name="Standard"><text:s text:c="12"/>&lt;/div&gt;</text:p>
      <text:p text:style-name="Standard"><text:s text:c="12"/>&lt;div<text:s/>class="service"&gt;</text:p>
      <text:p text:style-name="Standard"><text:s text:c="16"/>&lt;h2&gt;Wohnungsumzüge&lt;/h2&gt;</text:p>
      <text:p text:style-name="Standard"><text:s text:c="16"/>&lt;p&gt;Wir sorgen für stressfreie Umzüge Ihres Zuhauses. Wir übernehmen das Verpacken, Laden, Transportieren und Entladen.&lt;/p&gt;</text:p>
      <text:p text:style-name="Standard"><text:s text:c="12"/>&lt;/div&gt;</text:p>
      <text:p text:style-name="Standard"><text:s text:c="12"/>&lt;div class="service"&gt;</text:p>
      <text:p text:style-name="Standard"><text:s text:c="16"/>&lt;h2&gt;Gewerbliche Umzüge&lt;/h2&gt;</text:p>
      <text:p text:style-name="Standard"><text:s text:c="16"/>&lt;p&gt;Wir verlagern Büros und Geschäftsräume effizient und professionell, um Unterbrechungen Ihrer Tätigkeit zu minimieren.&lt;/p&gt;</text:p>
      <text:p text:style-name="Standard"><text:s text:c="12"/>&lt;/div&gt;</text:p>
      <text:p text:style-name="Standard"><text:s text:c="8"/>&lt;/section&gt;</text:p>
      <text:p text:style-name="Standard"><text:s text:c="8"/>&lt;div class="calculator"&gt;</text:p>
      <text:p text:style-name="Standard"><text:s text:c="12"/>&lt;h2&gt;Kalkulieren Sie den Preis für den Transport&lt;/h2&gt;</text:p>
      <text:p text:style-name="Standard"><text:s text:c="12"/>&lt;label for="ore"&gt;Stunden:&lt;/label&gt;</text:p>
      <text:p text:style-name="Standard"><text:s text:c="12"/>&lt;input type="number" id="ore" name="ore" required&gt;</text:p>
      <text:p text:style-name="Standard"><text:s text:c="12"/>&lt;label for="origin_transport"&gt;Abfahrtsort:&lt;/label&gt;</text:p>
      <text:p text:style-name="Standard"><text:s text:c="12"/>&lt;input type="text" id="origin_transport" name="origin_transport" required&gt;</text:p>
      <text:p text:style-name="Standard"><text:s text:c="12"/>&lt;label for="destination_transport"&gt;Zielort:&lt;/label&gt;</text:p>
      <text:p text:style-name="Standard"><text:s text:c="12"/>&lt;input type="text" id="destination_transport" name="destination_transport" required&gt;</text:p>
      <text:p text:style-name="Standard"><text:s text:c="12"/>&lt;button onclick="calculeazaDistantaTransport()"&gt;Entfernung berechnen&lt;/button&gt;</text:p>
      <text:p text:style-name="Standard"><text:s text:c="12"/>&lt;input type="hidden" id="distanta_transport"&gt;</text:p>
      <text:p text:style-name="Standard"><text:s text:c="12"/>&lt;p id="result_transport"&gt;&lt;/p&gt;</text:p>
      <text:p text:style-name="Standard"><text:s text:c="12"/>&lt;div id="map_transport"&gt;&lt;/div&gt;</text:p>
      <text:p text:style-name="Standard"><text:s text:c="8"/>&lt;/div&gt;</text:p>
      <text:p text:style-name="Standard"><text:s text:c="8"/>&lt;div class="calculator"&gt;</text:p>
      <text:p text:style-name="Standard"><text:s text:c="12"/>&lt;h2&gt;Kalkulieren Sie den Preis für Umzüge&lt;/h2&gt;</text:p>
      <text:p text:style-name="Standard"><text:s text:c="12"/>&lt;label for="camere"&gt;Anzahl der Zimmer:&lt;/label&gt;</text:p>
      <text:p text:style-name="Standard"><text:s text:c="12"/>&lt;input type="number" id="camere" name="camere" required&gt;</text:p>
      <text:p text:style-name="Standard"><text:s text:c="12"/>&lt;label for="volum"&gt;Möbelvolumen (m³):&lt;/label&gt;</text:p>
      <text:p text:style-name="Standard"><text:s text:c="12"/>&lt;input type="number" id="volum" name="volum" required&gt;</text:p>
      <text:p text:style-name="Standard"><text:s text:c="12"/>&lt;label for="suprafata"&gt;Hausfläche (m²):&lt;/label&gt;</text:p>
      <text:p text:style-name="Standard"><text:s text:c="12"/>&lt;input type="number" id="suprafata" name="suprafata" required&gt;</text:p>
      <text:p text:style-name="Standard"><text:s text:c="12"/>&lt;label for="etaj"&gt;Stockwerk:&lt;/label&gt;</text:p>
      <text:p text:style-name="Standard"><text:s text:c="12"/>&lt;input type="number" id="etaj" name="etaj" required&gt;</text:p>
      <text:p text:style-name="Standard"><text:s text:c="12"/>&lt;label for="origin_mutari"&gt;Startadresse:&lt;/label&gt;</text:p>
      <text:p text:style-name="Standard"><text:s text:c="12"/>&lt;input type="text" id="origin_mutari" value="Carlo-Mierendorff-Str. 1, 64711 Erbach" readonly&gt;</text:p>
      <text:p text:style-name="Standard"><text:s text:c="12"/>&lt;label for="destination_mutari"&gt;Zieladresse:&lt;/label&gt;</text:p>
      <text:p text:style-name="Standard"><text:s text:c="12"/>&lt;input type="text" id="destination_mutari" name="destination_mutari" required&gt;</text:p>
      <text:p text:style-name="Standard"><text:s text:c="12"/>&lt;button onclick="calculeazaDistantaMutari()"&gt;Entfernung berechnen&lt;/button&gt;</text:p>
      <text:p text:style-name="Standard"><text:s text:c="12"/>&lt;input type="hidden" id="distanta_mutari"&gt;</text:p>
      <text:p text:style-name="Standard"><text:s text:c="12"/>&lt;p id="result_mutari"&gt;&lt;/p&gt;</text:p>
      <text:p text:style-name="Standard"><text:s text:c="12"/>&lt;div id="map_mutari"&gt;&lt;/div&gt;</text:p>
      <text:p text:style-name="Standard"><text:s text:c="8"/>&lt;/div&gt;</text:p>
      <text:p text:style-name="Standard"><text:s text:c="8"/>&lt;section class="gallery"&gt;</text:p>
      <text:p text:style-name="Standard"><text:s text:c="12"/>&lt;h2&gt;Galerie&lt;/h2&gt;</text:p>
      <text:p text:style-name="Standard"><text:s text:c="12"/>&lt;img src="transport1.jpg" alt="Transportdienst 1"&gt;</text:p>
      <text:p text:style-name="Standard"><text:s text:c="12"/>&lt;img src="transport2.jpg" alt="Transportdienst 2"&gt;</text:p>
      <text:p text:style-name="Standard"><text:s text:c="12"/>&lt;img src="mutari1.jpg" alt="Umzüge 1"&gt;</text:p>
      <text:p text:style-name="Standard"><text:s text:c="12"/>&lt;img src="mutari2.jpg" alt="Umzüge 2"&gt;</text:p>
      <text:p text:style-name="Standard"><text:s text:c="8"/>&lt;/section&gt;</text:p>
      <text:p text:style-name="Standard"><text:s text:c="8"/>&lt;section class="testimonials"&gt;</text:p>
      <text:p text:style-name="Standard"><text:s text:c="12"/>&lt;h2&gt;Referenzen&lt;/h2&gt;</text:p>
      <text:p text:style-name="Standard"><text:s text:c="12"/>&lt;blockquote&gt;</text:p>
      <text:p text:style-name="Standard"><text:s text:c="16"/>&lt;p&gt;„Sehr professioneller Service! Unser Umzug war reibungslos und stressfrei.“&lt;/p&gt;</text:p>
      <text:p text:style-name="Standard"><text:s text:c="16"/>&lt;cite&gt;– Maria Schmidt&lt;/cite&gt;</text:p>
      <text:p text:style-name="Standard"><text:s text:c="12"/>&lt;/blockquote&gt;</text:p>
      <text:p text:style-name="Standard"><text:s text:c="12"/>&lt;blockquote&gt;</text:p>
      <text:p text:style-name="Standard"><text:s text:c="16"/>&lt;p&gt;„Schneller und sicherer Transport unserer Waren. Sehr zu empfehlen!“&lt;/p&gt;</text:p>
      <text:p text:style-name="Standard"><text:s text:c="16"/>&lt;cite&gt;– Hans Müller&lt;/cite&gt;</text:p>
      <text:p text:style-name="Standard"><text:s text:c="12"/>&lt;/blockquote&gt;</text:p>
      <text:p text:style-name="Standard"><text:s text:c="8"/>&lt;/section&gt;</text:p>
      <text:p text:style-name="Standard"><text:s text:c="8"/>&lt;section class="faq"&gt;</text:p>
      <text:p text:style-name="Standard"><text:s text:c="12"/>&lt;h2&gt;Häufig gestellte Fragen&lt;/h2&gt;</text:p>
      <text:p text:style-name="Standard"><text:s text:c="12"/>&lt;h3&gt;Wie viel kostet ein Umzug?&lt;/h3&gt;</text:p>
      <text:p text:style-name="Standard"><text:s text:c="12"/>&lt;p&gt;Der Preis hängt von der Anzahl der Zimmer, dem Möbelvolumen, der Hausfläche und der Entfernung ab. Nutzen Sie unseren Preisrechner für eine genaue Schätzung.&lt;/p&gt;</text:p>
      <text:p text:style-name="Standard"><text:s text:c="12"/>&lt;h3&gt;Bieten Sie Verpackungsdienste an?&lt;/h3&gt;</text:p>
      <text:p text:style-name="Standard"><text:s text:c="12"/>&lt;p&gt;Ja, wir bieten umfassende Verpackungsdienste an, um sicherzustellen, dass Ihre Sachen sicher transportiert werden.&lt;/p&gt;</text:p>
      <text:p text:style-name="Standard"><text:s text:c="8"/>&lt;/section&gt;</text:p>
      <text:p text:style-name="Standard"><text:s text:c="8"/>&lt;section class="contact"&gt;</text:p>
      <text:p text:style-name="Standard"><text:s text:c="12"/>&lt;h2&gt;Kontakt&lt;/h2&gt;</text:p>
      <text:p text:style-name="Standard"><text:s text:c="12"/>&lt;p&gt;Telefon: &lt;a href="tel:015510077330"&gt;015510077330&lt;/a&gt;&lt;/p&gt;</text:p>
      <text:p text:style-name="Standard"><text:s text:c="12"/>&lt;p&gt;Email: &lt;a href="mailto:gmpv1993@gmail.com"&gt;gmpv1993@gmail.com&lt;/a&gt;&lt;/p&gt;</text:p>
      <text:p text:style-name="Standard"><text:s text:c="8"/>&lt;/section&gt;</text:p>
      <text:p text:style-name="Standard"><text:s text:c="4"/>&lt;/div&gt;</text:p>
      <text:p text:style-name="Standard"><text:s text:c="4"/>&lt;footer&gt;</text:p>
      <text:p text:style-name="Standard"><text:s text:c="8"/>&lt;nav&gt;</text:p>
      <text:p text:style-name="Standard"><text:s text:c="12"/>&lt;ul&gt;</text:p>
      <text:p text:style-name="Standard"><text:s text:c="16"/>&lt;li&gt;&lt;a href="#"&gt;Impressum&lt;/a&gt;&lt;/li&gt;</text:p>
      <text:p text:style-name="Standard"><text:s text:c="16"/>&lt;li&gt;&lt;a<text:s/>href="#"&gt;AGB&lt;/a&gt;&lt;/li&gt;</text:p>
      <text:p text:style-name="Standard"><text:s text:c="16"/>&lt;li&gt;&lt;a href="#"&gt;Datenschutzerklärung&lt;/a&gt;&lt;/li&gt;</text:p>
      <text:p text:style-name="Standard"><text:s text:c="12"/>&lt;/ul&gt;</text:p>
      <text:p text:style-name="Standard"><text:s text:c="8"/>&lt;/nav&gt;</text:p>
      <text:p text:style-name="Standard"><text:s text:c="4"/>&lt;/footer&gt;</text:p>
      <text:p text:style-name="Standard"><text:s text:c="4"/>&lt;script src="script.js"&gt;&lt;/script&gt;</text:p>
      <text:p text:style-name="Standard"><text:s text:c="4"/>&lt;script async defer src="https://maps.googleapis.com/maps/api/js?key=AIzaSyCizhg4pM9PzwDKJ9iSeyw746MaV13kWDo&amp;callback=initMap"&gt;&lt;/script&gt;</text:p>
      <text:p text:style-name="Standard">&lt;/body&gt;</text:p>
      <text:p text:style-name="Standard">&lt;/html&gt;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ihai Ponoran Vintila</dc:creator>
    <meta:creation-date>2024-07-15T20:50:00Z</meta:creation-date>
    <dc:date>2024-07-15T20:52:00Z</dc:date>
    <meta:template xlink:href="Normal.dotm" xlink:type="simple"/>
    <meta:editing-cycles>3</meta:editing-cycles>
    <meta:editing-duration>PT0S</meta:editing-duration>
    <meta:document-statistic meta:page-count="1" meta:paragraph-count="10" meta:word-count="695" meta:character-count="5067" meta:row-count="36" meta:non-whitespace-character-count="4382"/>
  </office:meta>
</office:document-meta>
</file>